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rsid="000a15fa" officeooo:paragraph-rsid="000a15fa"/>
    </style:style>
    <style:style style:name="P3" style:family="paragraph" style:parent-style-name="Standard">
      <style:text-properties officeooo:rsid="000a15fa" officeooo:paragraph-rsid="000a15fa"/>
    </style:style>
    <style:style style:name="P4" style:family="paragraph" style:parent-style-name="Standard">
      <style:text-properties officeooo:rsid="000a9458" officeooo:paragraph-rsid="000a9458"/>
    </style:style>
    <style:style style:name="P5" style:family="paragraph" style:parent-style-name="Standard" style:list-style-name="L1">
      <style:text-properties officeooo:rsid="000a9458" officeooo:paragraph-rsid="000a9458"/>
    </style:style>
    <style:style style:name="P6" style:family="paragraph" style:parent-style-name="Standard" style:list-style-name="L2">
      <style:text-properties officeooo:rsid="000a9458" officeooo:paragraph-rsid="000a9458"/>
    </style:style>
    <style:style style:name="P7" style:family="paragraph" style:parent-style-name="Standard" style:list-style-name="L2">
      <style:text-properties officeooo:rsid="000a9458" officeooo:paragraph-rsid="000b5c4d"/>
    </style:style>
    <style:style style:name="P8" style:family="paragraph" style:parent-style-name="Standard">
      <style:paragraph-properties fo:text-align="end" style:justify-single-word="false"/>
      <style:text-properties fo:font-style="italic" officeooo:rsid="000a15fa" officeooo:paragraph-rsid="000a15fa" style:font-style-asian="italic" style:font-style-complex="italic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a9458" officeooo:paragraph-rsid="000a9458" style:font-weight-asian="bold" style:font-weight-complex="bold"/>
    </style:style>
    <style:style style:name="P10" style:family="paragraph" style:parent-style-name="Standard" style:list-style-name="L2">
      <style:text-properties officeooo:rsid="000b5c4d" officeooo:paragraph-rsid="000b5c4d"/>
    </style:style>
    <style:style style:name="P11" style:family="paragraph" style:parent-style-name="Standard" style:list-style-name="L2">
      <style:text-properties officeooo:rsid="000b609d" officeooo:paragraph-rsid="000b609d"/>
    </style:style>
    <style:style style:name="T1" style:family="text">
      <style:text-properties officeooo:rsid="000a94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b5c4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b5c4d"/>
    </style:style>
    <style:style style:name="T10" style:family="text">
      <style:text-properties officeooo:rsid="000b60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Домашнее задание №2</text:span>.</text:h>
      <text:p text:style-name="P8"/>
      <text:p text:style-name="P4">Для выполнения домашнего задания используйте стандартные библиотеки scikit-learn, pandas, numpy. </text:p>
      <text:p text:style-name="P4">Задание следует выполнить на Jupyther. Для каждого пункта задания должна быть «шапка» с описанием в разметке Markdown.</text:p>
      <text:p text:style-name="P4"/>
      <text:p text:style-name="P4">Домашнее задание защищается устно</text:p>
      <text:p text:style-name="P4">До <text:s/><text:span text:style-name="T6">03.11.2016 23:59:59</text:span><text:span text:style-name="T7"> </text:span><text:span text:style-name="T8">следует</text:span> переслать выполненные задания <text:span text:style-name="T5">по почте</text:span>:</text:p>
      <text:list xml:id="list1721476522445819463" text:style-name="L1">
        <text:list-item>
          <text:p text:style-name="P5">Павлу Владимировичу <text:a xlink:type="simple" xlink:href="mailto:PavelMSTU@stago.su" text:style-name="Internet_20_link" text:visited-style-name="Visited_20_Internet_20_Link">PavelMSTU@stago.su</text:a></text:p>
        </text:list-item>
        <text:list-item>
          <text:p text:style-name="P5">Николаю Васильевичу <text:s/><text:a xlink:type="simple" xlink:href="mailto:nikolaymatheev@stego.su" text:style-name="Internet_20_link" text:visited-style-name="Visited_20_Internet_20_Link">nikolaymatheev@stego.su</text:a></text:p>
        </text:list-item>
      </text:list>
      <text:p text:style-name="P2"/>
      <text:p text:style-name="P4">Задания высланные после оцениваются на один бал ниже.</text:p>
      <text:p text:style-name="P2"/>
      <text:p text:style-name="P2"/>
      <text:p text:style-name="P9">Задачи</text:p>
      <text:list xml:id="list981073424482692684" text:style-name="L2">
        <text:list-item>
          <text:p text:style-name="P10">Переведите категориальные признаки, если такие будут, в бинарные. <text:span text:style-name="T1">Перемешайте выборку. </text:span></text:p>
        </text:list-item>
        <text:list-item>
          <text:p text:style-name="P6">Определите наиболее характерные и наименее характерные признаки. Определите наиболее и наименее характерные пары признаков. Из множества наименее характерных признаков удалите две тройки наименее характерных признаков.</text:p>
        </text:list-item>
        <text:list-item>
          <text:p text:style-name="P6">Попробуйте так же удалить наименее характерные признаки с помощью PCA</text:p>
        </text:list-item>
        <text:list-item>
          <text:p text:style-name="P6">Кросс-валидацией из множества стандартных алгоритмов найдите наилучший.</text:p>
        </text:list-item>
        <text:list-item>
          <text:p text:style-name="P7">Разделите признаки на три части: «совсем характерные», «средне характерные» и «наименее характерные». Постройте <text:span text:style-name="T3">SVN</text:span> на «совсем характерных» оцените его полноту и точность, f1 меру, <text:span text:style-name="T9">постройте ROC кривую, оцените отношение полнота/точность, auc. </text:span>Постройте <text:span text:style-name="T3">RandomForest</text:span> <text:span text:style-name="T9">и </text:span><text:span text:style-name="T4">sklearn.dummy.DummyClassifier</text:span><text:span text:style-name="T9"> алгоритм, анологично рассчитайте эти характеристики для них.</text:span></text:p>
        </text:list-item>
        <text:list-item>
          <text:p text:style-name="P10">Постройке различные классификаторы на всем множестве признаков; рассчитайте их полноту, точность, ROC кривую, auc.</text:p>
        </text:list-item>
        <text:list-item>
          <text:p text:style-name="P10">Попробуйте построить ансамбль с лучшим auc, чем для классификаторов из п.5</text:p>
        </text:list-item>
        <text:list-item>
          <text:p text:style-name="P10">кросс валидацией оцените классификатор из п.6 с классификаторами из п.5</text:p>
        </text:list-item>
        <text:list-item>
          <text:p text:style-name="P10">С помощью <text:span text:style-name="T3">pickle</text:span> сохраните кортеж содержащий классификатор, полноту <text:span text:style-name="T10">и</text:span> точность, краткое описание в вольной форме. <text:span text:style-name="T10">Сохраните </text:span>в <text:span text:style-name="T3">два</text:span> файла: для разных версий Python (2-<text:span text:style-name="T10">я</text:span> и 3-я). <text:span text:style-name="T10">Для проверки загрузите один из сохраненных файлов.</text:span></text:p>
        </text:list-item>
        <text:list-item>
          <text:p text:style-name="P11">Распечатайте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8:35:15.615938121</meta:creation-date>
    <meta:generator>LibreOffice/5.1.4.2$Linux_X86_64 LibreOffice_project/10m0$Build-2</meta:generator>
    <dc:date>2016-10-22T11:09:27.421406327</dc:date>
    <meta:editing-duration>PT4M19S</meta:editing-duration>
    <meta:editing-cycles>2</meta:editing-cycles>
    <dc:creator>Павел  </dc:creator>
    <meta:document-statistic meta:table-count="0" meta:image-count="0" meta:object-count="0" meta:page-count="1" meta:paragraph-count="20" meta:word-count="234" meta:character-count="1804" meta:non-whitespace-character-count="1598"/>
  </office:meta>
</office:document-meta>
</file>